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4.283cm" style:rel-column-width="10922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F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tab/><text:tab/><text:tab/><text:tab/><text:tab/><text:tab/><text:tab/>FOTO CANALE INVERNO<text:tab/><text:tab/><text:tab/><text:tab/><text:tab/><text:tab/><text:tab/><text:tab/><text:tab/><text:tab/>ita-en-de</text:p>
      <text:p text:style-name="P1"/>
      <text:p text:style-name="P3"/>
      <text:p text:style-name="P3"/>
      <table:table table:name="Tabella1" table:style-name="Tabella1">
        <table:table-column table:style-name="Tabella1.A" table:number-columns-repeated="6"/>
        <table:table-row>
          <table:table-cell table:style-name="Tabella1.A1" office:value-type="string">
            <text:p text:style-name="P6">CANALE D'AGORDO e VALLE DEL BIOIS</text:p>
            <text:p text:style-name="P6"/>
          </table:table-cell>
          <table:table-cell table:style-name="Tabella1.A1" office:value-type="string">
            <text:p text:style-name="P6">ALLOGGI</text:p>
          </table:table-cell>
          <table:table-cell table:style-name="Tabella1.A1" office:value-type="string">
            <text:p text:style-name="P6">RISTORANTI, BAR, NEGOZI</text:p>
          </table:table-cell>
          <table:table-cell table:style-name="Tabella1.A1" office:value-type="string">
            <text:p text:style-name="P6">COSA FARE</text:p>
          </table:table-cell>
          <table:table-cell table:style-name="Tabella1.A1" office:value-type="string">
            <text:p text:style-name="P6">EVENTI</text:p>
          </table:table-cell>
          <table:table-cell table:style-name="Tabella1.F1" office:value-type="string">
            <text:p text:style-name="P6">CONTATTI, WEBCAM, METEO</text:p>
          </table:table-cell>
        </table:table-row>
      </table:table>
      <text:p text:style-name="P3"/>
      <text:p text:style-name="P3"/>
      <text:list xml:id="list7765933917066039469" text:style-name="L1">
        <text:list-item>
          <text:p text:style-name="P4">Canale d'Agordo: io qui metterei una breve descrizione del paese (anche Valle di Gares, frazioni e Valle del Biois), con la posizione, come arrivarci in macchina, treno, bus, le distanze dai centri più importanti limitrofi: Bolzano, Trento, Belluno, Treviso, Venezia.</text:p>
          <text:p text:style-name="P4"/>
        </text:list-item>
        <text:list-item>
          <text:p text:style-name="P4">Alloggi: qui inserirei intanto la lista delle strutture ricettive di Canale d' Agordo: hotel, alberghi, b&amp;b, garnì, appartamenti.</text:p>
        </text:list-item>
      </text:list>
      <text:p text:style-name="P3"/>
      <text:list xml:id="list35523391" text:continue-numbering="true" text:style-name="L1">
        <text:list-item>
          <text:p text:style-name="P4">Ristoranti, bar, negozi: qui inserirei la lista degli esercizi di Canale (bar, parrucchiera, alimentari, ristoranti, etc.)</text:p>
          <text:p text:style-name="P4"><text:soft-page-break/></text:p>
        </text:list-item>
        <text:list-item>
          <text:p text:style-name="P4">Cosa fare: qui sotto due voci distinte, estate e inverno, metterei le relative descrizioni delle attività che si possono praticare a Canale d'Agordo, dei musei etc.</text:p>
          <text:p text:style-name="P4">- Estate: passeggiate, escursioni, Valle di Gares, rifugi, latterie da visitare...</text:p>
          <text:p text:style-name="P4">- Inverno: sci nordico, pattinaggio, pista kart etc...</text:p>
        </text:list-item>
      </text:list>
      <text:p text:style-name="P3"/>
      <text:list xml:id="list3601272892316694352" text:style-name="L2">
        <text:list-item>
          <text:p text:style-name="P5">Eventi: qui inserirei il calendario con le manifestazioni.</text:p>
          <text:p text:style-name="P5"/>
        </text:list-item>
        <text:list-item>
          <text:p text:style-name="P5">Contatti, webcam, meteo: qui metterei l'orario dell'ufficio proloco, i contatti, pagina facebook, telefono, mail; il link della webcam (il museo ne ha una aggiornata) e il meteo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iara fontanive</meta:initial-creator>
    <meta:creation-date>2018-12-23T15:11:28.78</meta:creation-date>
    <dc:date>2018-12-23T15:31:30.17</dc:date>
    <dc:creator>chiara fontanive</dc:creator>
    <meta:editing-duration>PT20M</meta:editing-duration>
    <meta:editing-cycles>7</meta:editing-cycles>
    <meta:generator>OpenOffice/4.1.2$Win32 OpenOffice.org_project/412m3$Build-9782</meta:generator>
    <meta:document-statistic meta:table-count="1" meta:image-count="0" meta:object-count="0" meta:page-count="2" meta:paragraph-count="15" meta:word-count="180" meta:character-count="1212"/>
  </office:meta>
</office:document-meta>
</file>